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FEntry.BFEntry( int unicodeStart , int unicodeEnd , int glyphStar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FEntry.getGlyphStar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FEntry.getUnicode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FEntry.getUnicode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